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/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9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9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 exato</text:p>
          </table:table-cell>
          <table:table-cell table:style-name="ce3" office:value-type="string" calcext:value-type="string">
            <text:p>y</text:p>
          </table:table-cell>
          <table:table-cell table:style-name="ce10" office:value-type="string" calcext:value-type="string">
            <text:p>et%</text:p>
          </table:table-cell>
          <table:table-cell table:style-name="ce3" office:value-type="string" calcext:value-type="string">
            <text:p>k1</text:p>
          </table:table-cell>
          <table:table-cell table:style-name="ce3" office:value-type="string" calcext:value-type="string">
            <text:p>k2</text:p>
          </table:table-cell>
          <table:table-cell table:style-name="ce3" office:value-type="string" calcext:value-type="string">
            <text:p>k3</text:p>
          </table:table-cell>
          <table:table-cell table:style-name="ce3" office:value-type="string" calcext:value-type="string">
            <text:p>k4</text:p>
          </table:table-cell>
          <table:table-cell table:style-name="ce1" office:value-type="string" calcext:value-type="string">
            <text:p>deltaT</text:p>
          </table:table-cell>
          <table:table-cell table:style-name="ce1" office:value-type="string" calcext:value-type="string">
            <text:p>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0</text:p>
          </table:table-cell>
          <table:table-cell table:formula="of:=1-EXP(-[.B2]/[.K$2])" office:value-type="float" office:value="0" calcext:value-type="float">
            <text:p>0,00000</text:p>
          </table:table-cell>
          <table:table-cell office:value-type="float" office:value="0" calcext:value-type="float">
            <text:p>0,00000</text:p>
          </table:table-cell>
          <table:table-cell table:style-name="ce4"/>
          <table:table-cell table:formula="of:=(1-[.D2])/[.K$2]" office:value-type="float" office:value="2" calcext:value-type="float">
            <text:p>2,00000</text:p>
          </table:table-cell>
          <table:table-cell table:formula="of:=(1-([.D2]+[.F2]*0.5*[.J$2]))/[.K$2]" office:value-type="float" office:value="1.8" calcext:value-type="float">
            <text:p>1,80000</text:p>
          </table:table-cell>
          <table:table-cell table:formula="of:=(1-([.D2]+[.G2]*0.5*[.J$2]))/[.K$2]" office:value-type="float" office:value="1.82" calcext:value-type="float">
            <text:p>1,82000</text:p>
          </table:table-cell>
          <table:table-cell table:formula="of:=(1-([.D2]+[.H2]*[.J$2]))/[.K$2]" office:value-type="float" office:value="1.636" calcext:value-type="float">
            <text:p>1,63600</text:p>
          </table:table-cell>
          <table:table-cell table:style-name="ce4" office:value-type="float" office:value="0.1" calcext:value-type="float">
            <text:p>0,10000</text:p>
          </table:table-cell>
          <table:table-cell table:style-name="ce5" office:value-type="float" office:value="0.5" calcext:value-type="float">
            <text:p>0,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J$2]" office:value-type="float" office:value="0.1" calcext:value-type="float">
            <text:p>0,10000</text:p>
          </table:table-cell>
          <table:table-cell table:formula="of:=1-EXP(-[.B3]/[.K$2])" office:value-type="float" office:value="0.181269246922018" calcext:value-type="float">
            <text:p>0,18127</text:p>
          </table:table-cell>
          <table:table-cell table:formula="of:=[.D2]+([.F2]+2*[.G2]+2*[.H2]+[.I2])*[.J$2]*0.1666666" office:value-type="float" office:value="0.18126659416" calcext:value-type="float">
            <text:p>0,18127</text:p>
          </table:table-cell>
          <table:table-cell table:style-name="ce4" table:formula="of:=100*([.C3]-[.D3])/[.C3]" office:value-type="float" office:value="0.00146343743532605" calcext:value-type="float">
            <text:p>0,00146</text:p>
          </table:table-cell>
          <table:table-cell table:formula="of:=(1-[.D3])/[.K$2]" office:value-type="float" office:value="1.63746681168" calcext:value-type="float">
            <text:p>1,63747</text:p>
          </table:table-cell>
          <table:table-cell table:formula="of:=(1-([.D3]+[.F3]*0.5*[.J$2]))/[.K$2]" office:value-type="float" office:value="1.473720130512" calcext:value-type="float">
            <text:p>1,47372</text:p>
          </table:table-cell>
          <table:table-cell table:formula="of:=(1-([.D3]+[.G3]*0.5*[.J$2]))/[.K$2]" office:value-type="float" office:value="1.4900947986288" calcext:value-type="float">
            <text:p>1,49009</text:p>
          </table:table-cell>
          <table:table-cell table:formula="of:=(1-([.D3]+[.H3]*[.J$2]))/[.K$2]" office:value-type="float" office:value="1.33944785195424" calcext:value-type="float">
            <text:p>1,339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+[.J$2]" office:value-type="float" office:value="0.2" calcext:value-type="float">
            <text:p>0,20000</text:p>
          </table:table-cell>
          <table:table-cell table:formula="of:=1-EXP(-[.B4]/[.K$2])" office:value-type="float" office:value="0.329679953964361" calcext:value-type="float">
            <text:p>0,32968</text:p>
          </table:table-cell>
          <table:table-cell table:formula="of:=[.D3]+([.F3]+2*[.G3]+2*[.H3]+[.I3])*[.J$2]*0.1666666" office:value-type="float" office:value="0.329675610161634" calcext:value-type="float">
            <text:p>0,32968</text:p>
          </table:table-cell>
          <table:table-cell table:style-name="ce4" table:formula="of:=100*([.C4]-[.D4])/[.C4]" office:value-type="float" office:value="0.00131758169540292" calcext:value-type="float">
            <text:p>0,00132</text:p>
          </table:table-cell>
          <table:table-cell table:formula="of:=(1-[.D4])/[.K$2]" office:value-type="float" office:value="1.34064877967673" calcext:value-type="float">
            <text:p>1,34065</text:p>
          </table:table-cell>
          <table:table-cell table:formula="of:=(1-([.D4]+[.F4]*0.5*[.J$2]))/[.K$2]" office:value-type="float" office:value="1.20658390170906" calcext:value-type="float">
            <text:p>1,20658</text:p>
          </table:table-cell>
          <table:table-cell table:formula="of:=(1-([.D4]+[.G4]*0.5*[.J$2]))/[.K$2]" office:value-type="float" office:value="1.21999038950583" calcext:value-type="float">
            <text:p>1,21999</text:p>
          </table:table-cell>
          <table:table-cell table:formula="of:=(1-([.D4]+[.H4]*[.J$2]))/[.K$2]" office:value-type="float" office:value="1.09665070177557" calcext:value-type="float">
            <text:p>1,0966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+[.J$2]" office:value-type="float" office:value="0.3" calcext:value-type="float">
            <text:p>0,30000</text:p>
          </table:table-cell>
          <table:table-cell table:formula="of:=1-EXP(-[.B5]/[.K$2])" office:value-type="float" office:value="0.451188363905974" calcext:value-type="float">
            <text:p>0,45119</text:p>
          </table:table-cell>
          <table:table-cell table:formula="of:=[.D4]+([.F4]+2*[.G4]+2*[.H4]+[.I4])*[.J$2]*0.1666666" office:value-type="float" office:value="0.451183029290015" calcext:value-type="float">
            <text:p>0,45118</text:p>
          </table:table-cell>
          <table:table-cell table:style-name="ce4" table:formula="of:=100*([.C5]-[.D5])/[.C5]" office:value-type="float" office:value="0.00118234785862989" calcext:value-type="float">
            <text:p>0,00118</text:p>
          </table:table-cell>
          <table:table-cell table:formula="of:=(1-[.D5])/[.K$2]" office:value-type="float" office:value="1.09763394141997" calcext:value-type="float">
            <text:p>1,09763</text:p>
          </table:table-cell>
          <table:table-cell table:formula="of:=(1-([.D5]+[.F5]*0.5*[.J$2]))/[.K$2]" office:value-type="float" office:value="0.987870547277974" calcext:value-type="float">
            <text:p>0,98787</text:p>
          </table:table-cell>
          <table:table-cell table:formula="of:=(1-([.D5]+[.G5]*0.5*[.J$2]))/[.K$2]" office:value-type="float" office:value="0.998846886692173" calcext:value-type="float">
            <text:p>0,99885</text:p>
          </table:table-cell>
          <table:table-cell table:formula="of:=(1-([.D5]+[.H5]*[.J$2]))/[.K$2]" office:value-type="float" office:value="0.897864564081536" calcext:value-type="float">
            <text:p>0,897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+[.J$2]" office:value-type="float" office:value="0.4" calcext:value-type="float">
            <text:p>0,40000</text:p>
          </table:table-cell>
          <table:table-cell table:formula="of:=1-EXP(-[.B6]/[.K$2])" office:value-type="float" office:value="0.550671035882778" calcext:value-type="float">
            <text:p>0,55067</text:p>
          </table:table-cell>
          <table:table-cell table:formula="of:=[.D5]+([.F5]+2*[.G5]+2*[.H5]+[.I5])*[.J$2]*0.1666666" office:value-type="float" office:value="0.550665212387822" calcext:value-type="float">
            <text:p>0,55067</text:p>
          </table:table-cell>
          <table:table-cell table:style-name="ce4" table:formula="of:=100*([.C6]-[.D6])/[.C6]" office:value-type="float" office:value="0.00105752701284424" calcext:value-type="float">
            <text:p>0,00106</text:p>
          </table:table-cell>
          <table:table-cell table:formula="of:=(1-[.D6])/[.K$2]" office:value-type="float" office:value="0.898669575224356" calcext:value-type="float">
            <text:p>0,89867</text:p>
          </table:table-cell>
          <table:table-cell table:formula="of:=(1-([.D6]+[.F6]*0.5*[.J$2]))/[.K$2]" office:value-type="float" office:value="0.80880261770192" calcext:value-type="float">
            <text:p>0,80880</text:p>
          </table:table-cell>
          <table:table-cell table:formula="of:=(1-([.D6]+[.G6]*0.5*[.J$2]))/[.K$2]" office:value-type="float" office:value="0.817789313454164" calcext:value-type="float">
            <text:p>0,81779</text:p>
          </table:table-cell>
          <table:table-cell table:formula="of:=(1-([.D6]+[.H6]*[.J$2]))/[.K$2]" office:value-type="float" office:value="0.735111712533523" calcext:value-type="float">
            <text:p>0,735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+[.J$2]" office:value-type="float" office:value="0.5" calcext:value-type="float">
            <text:p>0,50000</text:p>
          </table:table-cell>
          <table:table-cell table:formula="of:=1-EXP(-[.B7]/[.K$2])" office:value-type="float" office:value="0.632120558828558" calcext:value-type="float">
            <text:p>0,63212</text:p>
          </table:table-cell>
          <table:table-cell table:formula="of:=[.D6]+([.F6]+2*[.G6]+2*[.H6]+[.I6])*[.J$2]*0.1666666" office:value-type="float" office:value="0.632114598975889" calcext:value-type="float">
            <text:p>0,63211</text:p>
          </table:table-cell>
          <table:table-cell table:style-name="ce4" table:formula="of:=100*([.C7]-[.D7])/[.C7]" office:value-type="float" office:value="0.000942834809897988" calcext:value-type="float">
            <text:p>0,00094</text:p>
          </table:table-cell>
          <table:table-cell table:formula="of:=(1-[.D7])/[.K$2]" office:value-type="float" office:value="0.735770802048223" calcext:value-type="float">
            <text:p>0,73577</text:p>
          </table:table-cell>
          <table:table-cell table:formula="of:=(1-([.D7]+[.F7]*0.5*[.J$2]))/[.K$2]" office:value-type="float" office:value="0.662193721843401" calcext:value-type="float">
            <text:p>0,66219</text:p>
          </table:table-cell>
          <table:table-cell table:formula="of:=(1-([.D7]+[.G7]*0.5*[.J$2]))/[.K$2]" office:value-type="float" office:value="0.669551429863883" calcext:value-type="float">
            <text:p>0,66955</text:p>
          </table:table-cell>
          <table:table-cell table:formula="of:=(1-([.D7]+[.H7]*[.J$2]))/[.K$2]" office:value-type="float" office:value="0.601860516075446" calcext:value-type="float">
            <text:p>0,601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+[.J$2]" office:value-type="float" office:value="0.6" calcext:value-type="float">
            <text:p>0,60000</text:p>
          </table:table-cell>
          <table:table-cell table:formula="of:=1-EXP(-[.B8]/[.K$2])" office:value-type="float" office:value="0.698805788087798" calcext:value-type="float">
            <text:p>0,69881</text:p>
          </table:table-cell>
          <table:table-cell table:formula="of:=[.D7]+([.F7]+2*[.G7]+2*[.H7]+[.I7])*[.J$2]*0.1666666" office:value-type="float" office:value="0.698799932660715" calcext:value-type="float">
            <text:p>0,69880</text:p>
          </table:table-cell>
          <table:table-cell table:style-name="ce4" table:formula="of:=100*([.C8]-[.D8])/[.C8]" office:value-type="float" office:value="0.000837919087489363" calcext:value-type="float">
            <text:p>0,00084</text:p>
          </table:table-cell>
          <table:table-cell table:formula="of:=(1-[.D8])/[.K$2]" office:value-type="float" office:value="0.60240013467857" calcext:value-type="float">
            <text:p>0,60240</text:p>
          </table:table-cell>
          <table:table-cell table:formula="of:=(1-([.D8]+[.F8]*0.5*[.J$2]))/[.K$2]" office:value-type="float" office:value="0.542160121210713" calcext:value-type="float">
            <text:p>0,54216</text:p>
          </table:table-cell>
          <table:table-cell table:formula="of:=(1-([.D8]+[.G8]*0.5*[.J$2]))/[.K$2]" office:value-type="float" office:value="0.548184122557499" calcext:value-type="float">
            <text:p>0,54818</text:p>
          </table:table-cell>
          <table:table-cell table:formula="of:=(1-([.D8]+[.H8]*[.J$2]))/[.K$2]" office:value-type="float" office:value="0.49276331016707" calcext:value-type="float">
            <text:p>0,492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+[.J$2]" office:value-type="float" office:value="0.7" calcext:value-type="float">
            <text:p>0,70000</text:p>
          </table:table-cell>
          <table:table-cell table:formula="of:=1-EXP(-[.B9]/[.K$2])" office:value-type="float" office:value="0.753403036058394" calcext:value-type="float">
            <text:p>0,75340</text:p>
          </table:table-cell>
          <table:table-cell table:formula="of:=[.D8]+([.F8]+2*[.G8]+2*[.H8]+[.I8])*[.J$2]*0.1666666" office:value-type="float" office:value="0.75339744302807" calcext:value-type="float">
            <text:p>0,75340</text:p>
          </table:table-cell>
          <table:table-cell table:style-name="ce4" table:formula="of:=100*([.C9]-[.D9])/[.C9]" office:value-type="float" office:value="0.000742368965358929" calcext:value-type="float">
            <text:p>0,00074</text:p>
          </table:table-cell>
          <table:table-cell table:formula="of:=(1-[.D9])/[.K$2]" office:value-type="float" office:value="0.49320511394386" calcext:value-type="float">
            <text:p>0,49321</text:p>
          </table:table-cell>
          <table:table-cell table:formula="of:=(1-([.D9]+[.F9]*0.5*[.J$2]))/[.K$2]" office:value-type="float" office:value="0.443884602549475" calcext:value-type="float">
            <text:p>0,44388</text:p>
          </table:table-cell>
          <table:table-cell table:formula="of:=(1-([.D9]+[.G9]*0.5*[.J$2]))/[.K$2]" office:value-type="float" office:value="0.448816653688913" calcext:value-type="float">
            <text:p>0,44882</text:p>
          </table:table-cell>
          <table:table-cell table:formula="of:=(1-([.D9]+[.H9]*[.J$2]))/[.K$2]" office:value-type="float" office:value="0.403441783206078" calcext:value-type="float">
            <text:p>0,403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+[.J$2]" office:value-type="float" office:value="0.8" calcext:value-type="float">
            <text:p>0,80000</text:p>
          </table:table-cell>
          <table:table-cell table:formula="of:=1-EXP(-[.B10]/[.K$2])" office:value-type="float" office:value="0.798103482005345" calcext:value-type="float">
            <text:p>0,79810</text:p>
          </table:table-cell>
          <table:table-cell table:formula="of:=[.D9]+([.F9]+2*[.G9]+2*[.H9]+[.I9])*[.J$2]*0.1666666" office:value-type="float" office:value="0.798098248641519" calcext:value-type="float">
            <text:p>0,79810</text:p>
          </table:table-cell>
          <table:table-cell table:style-name="ce4" table:formula="of:=100*([.C10]-[.D10])/[.C10]" office:value-type="float" office:value="0.000655724970962427" calcext:value-type="float">
            <text:p>0,00066</text:p>
          </table:table-cell>
          <table:table-cell table:formula="of:=(1-[.D10])/[.K$2]" office:value-type="float" office:value="0.403803502716962" calcext:value-type="float">
            <text:p>0,40380</text:p>
          </table:table-cell>
          <table:table-cell table:formula="of:=(1-([.D10]+[.F10]*0.5*[.J$2]))/[.K$2]" office:value-type="float" office:value="0.363423152445266" calcext:value-type="float">
            <text:p>0,36342</text:p>
          </table:table-cell>
          <table:table-cell table:formula="of:=(1-([.D10]+[.G10]*0.5*[.J$2]))/[.K$2]" office:value-type="float" office:value="0.367461187472436" calcext:value-type="float">
            <text:p>0,36746</text:p>
          </table:table-cell>
          <table:table-cell table:formula="of:=(1-([.D10]+[.H10]*[.J$2]))/[.K$2]" office:value-type="float" office:value="0.330311265222475" calcext:value-type="float">
            <text:p>0,3303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+[.J$2]" office:value-type="float" office:value="0.9" calcext:value-type="float">
            <text:p>0,90000</text:p>
          </table:table-cell>
          <table:table-cell table:formula="of:=1-EXP(-[.B11]/[.K$2])" office:value-type="float" office:value="0.834701111778413" calcext:value-type="float">
            <text:p>0,83470</text:p>
          </table:table-cell>
          <table:table-cell table:formula="of:=[.D10]+([.F10]+2*[.G10]+2*[.H10]+[.I10])*[.J$2]*0.1666666" office:value-type="float" office:value="0.83469629146521" calcext:value-type="float">
            <text:p>0,83470</text:p>
          </table:table-cell>
          <table:table-cell table:style-name="ce4" table:formula="of:=100*([.C11]-[.D11])/[.C11]" office:value-type="float" office:value="0.000577489730810288" calcext:value-type="float">
            <text:p>0,00058</text:p>
          </table:table-cell>
          <table:table-cell table:formula="of:=(1-[.D11])/[.K$2]" office:value-type="float" office:value="0.33060741706958" calcext:value-type="float">
            <text:p>0,33061</text:p>
          </table:table-cell>
          <table:table-cell table:formula="of:=(1-([.D11]+[.F11]*0.5*[.J$2]))/[.K$2]" office:value-type="float" office:value="0.297546675362622" calcext:value-type="float">
            <text:p>0,29755</text:p>
          </table:table-cell>
          <table:table-cell table:formula="of:=(1-([.D11]+[.G11]*0.5*[.J$2]))/[.K$2]" office:value-type="float" office:value="0.300852749533318" calcext:value-type="float">
            <text:p>0,30085</text:p>
          </table:table-cell>
          <table:table-cell table:formula="of:=(1-([.D11]+[.H11]*[.J$2]))/[.K$2]" office:value-type="float" office:value="0.270436867162917" calcext:value-type="float">
            <text:p>0,270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+[.J$2]" office:value-type="float" office:value="1" calcext:value-type="float">
            <text:p>1,00000</text:p>
          </table:table-cell>
          <table:table-cell table:formula="of:=1-EXP(-[.B12]/[.K$2])" office:value-type="float" office:value="0.864664716763387" calcext:value-type="float">
            <text:p>0,86466</text:p>
          </table:table-cell>
          <table:table-cell table:formula="of:=[.D11]+([.F11]+2*[.G11]+2*[.H11]+[.I11])*[.J$2]*0.1666666" office:value-type="float" office:value="0.864660331713329" calcext:value-type="float">
            <text:p>0,86466</text:p>
          </table:table-cell>
          <table:table-cell table:style-name="ce4" table:formula="of:=100*([.C12]-[.D12])/[.C12]" office:value-type="float" office:value="0.000507138775713397" calcext:value-type="float">
            <text:p>0,00051</text:p>
          </table:table-cell>
          <table:table-cell table:formula="of:=(1-[.D12])/[.K$2]" office:value-type="float" office:value="0.270679336573343" calcext:value-type="float">
            <text:p>0,27068</text:p>
          </table:table-cell>
          <table:table-cell table:formula="of:=(1-([.D12]+[.F12]*0.5*[.J$2]))/[.K$2]" office:value-type="float" office:value="0.243611402916008" calcext:value-type="float">
            <text:p>0,24361</text:p>
          </table:table-cell>
          <table:table-cell table:formula="of:=(1-([.D12]+[.G12]*0.5*[.J$2]))/[.K$2]" office:value-type="float" office:value="0.246318196281742" calcext:value-type="float">
            <text:p>0,24632</text:p>
          </table:table-cell>
          <table:table-cell table:formula="of:=(1-([.D12]+[.H12]*[.J$2]))/[.K$2]" office:value-type="float" office:value="0.221415697316994" calcext:value-type="float">
            <text:p>0,2214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+[.J$2]" office:value-type="float" office:value="1.1" calcext:value-type="float">
            <text:p>1,10000</text:p>
          </table:table-cell>
          <table:table-cell table:formula="of:=1-EXP(-[.B13]/[.K$2])" office:value-type="float" office:value="0.889196841637666" calcext:value-type="float">
            <text:p>0,88920</text:p>
          </table:table-cell>
          <table:table-cell table:formula="of:=[.D12]+([.F12]+2*[.G12]+2*[.H12]+[.I12])*[.J$2]*0.1666666" office:value-type="float" office:value="0.889192892438398" calcext:value-type="float">
            <text:p>0,88919</text:p>
          </table:table-cell>
          <table:table-cell table:style-name="ce4" table:formula="of:=100*([.C13]-[.D13])/[.C13]" office:value-type="float" office:value="0.000444131049893214" calcext:value-type="float">
            <text:p>0,00044</text:p>
          </table:table-cell>
          <table:table-cell table:formula="of:=(1-[.D13])/[.K$2]" office:value-type="float" office:value="0.221614215123205" calcext:value-type="float">
            <text:p>0,22161</text:p>
          </table:table-cell>
          <table:table-cell table:formula="of:=(1-([.D13]+[.F13]*0.5*[.J$2]))/[.K$2]" office:value-type="float" office:value="0.199452793610884" calcext:value-type="float">
            <text:p>0,19945</text:p>
          </table:table-cell>
          <table:table-cell table:formula="of:=(1-([.D13]+[.G13]*0.5*[.J$2]))/[.K$2]" office:value-type="float" office:value="0.201668935762116" calcext:value-type="float">
            <text:p>0,20167</text:p>
          </table:table-cell>
          <table:table-cell table:formula="of:=(1-([.D13]+[.H13]*[.J$2]))/[.K$2]" office:value-type="float" office:value="0.181280427970781" calcext:value-type="float">
            <text:p>0,18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+[.J$2]" office:value-type="float" office:value="1.2" calcext:value-type="float">
            <text:p>1,20000</text:p>
          </table:table-cell>
          <table:table-cell table:formula="of:=1-EXP(-[.B14]/[.K$2])" office:value-type="float" office:value="0.909282046710588" calcext:value-type="float">
            <text:p>0,90928</text:p>
          </table:table-cell>
          <table:table-cell table:formula="of:=[.D13]+([.F13]+2*[.G13]+2*[.H13]+[.I13])*[.J$2]*0.1666666" office:value-type="float" office:value="0.90927851943481" calcext:value-type="float">
            <text:p>0,90928</text:p>
          </table:table-cell>
          <table:table-cell table:style-name="ce4" table:formula="of:=100*([.C14]-[.D14])/[.C14]" office:value-type="float" office:value="0.000387918775049922" calcext:value-type="float">
            <text:p>0,00039</text:p>
          </table:table-cell>
          <table:table-cell table:formula="of:=(1-[.D14])/[.K$2]" office:value-type="float" office:value="0.18144296113038" calcext:value-type="float">
            <text:p>0,18144</text:p>
          </table:table-cell>
          <table:table-cell table:formula="of:=(1-([.D14]+[.F14]*0.5*[.J$2]))/[.K$2]" office:value-type="float" office:value="0.163298665017342" calcext:value-type="float">
            <text:p>0,16330</text:p>
          </table:table-cell>
          <table:table-cell table:formula="of:=(1-([.D14]+[.G14]*0.5*[.J$2]))/[.K$2]" office:value-type="float" office:value="0.165113094628645" calcext:value-type="float">
            <text:p>0,16511</text:p>
          </table:table-cell>
          <table:table-cell table:formula="of:=(1-([.D14]+[.H14]*[.J$2]))/[.K$2]" office:value-type="float" office:value="0.148420342204651" calcext:value-type="float">
            <text:p>0,1484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+[.J$2]" office:value-type="float" office:value="1.3" calcext:value-type="float">
            <text:p>1,30000</text:p>
          </table:table-cell>
          <table:table-cell table:formula="of:=1-EXP(-[.B15]/[.K$2])" office:value-type="float" office:value="0.925726421785666" calcext:value-type="float">
            <text:p>0,92573</text:p>
          </table:table-cell>
          <table:table-cell table:formula="of:=[.D14]+([.F14]+2*[.G14]+2*[.H14]+[.I14])*[.J$2]*0.1666666" office:value-type="float" office:value="0.925723293234015" calcext:value-type="float">
            <text:p>0,92572</text:p>
          </table:table-cell>
          <table:table-cell table:style-name="ce4" table:formula="of:=100*([.C15]-[.D15])/[.C15]" office:value-type="float" office:value="0.000337956395936537" calcext:value-type="float">
            <text:p>0,00034</text:p>
          </table:table-cell>
          <table:table-cell table:formula="of:=(1-[.D15])/[.K$2]" office:value-type="float" office:value="0.14855341353197" calcext:value-type="float">
            <text:p>0,14855</text:p>
          </table:table-cell>
          <table:table-cell table:formula="of:=(1-([.D15]+[.F15]*0.5*[.J$2]))/[.K$2]" office:value-type="float" office:value="0.133698072178773" calcext:value-type="float">
            <text:p>0,13370</text:p>
          </table:table-cell>
          <table:table-cell table:formula="of:=(1-([.D15]+[.G15]*0.5*[.J$2]))/[.K$2]" office:value-type="float" office:value="0.135183606314093" calcext:value-type="float">
            <text:p>0,13518</text:p>
          </table:table-cell>
          <table:table-cell table:formula="of:=(1-([.D15]+[.H15]*[.J$2]))/[.K$2]" office:value-type="float" office:value="0.121516692269152" calcext:value-type="float">
            <text:p>0,121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+[.J$2]" office:value-type="float" office:value="1.4" calcext:value-type="float">
            <text:p>1,40000</text:p>
          </table:table-cell>
          <table:table-cell table:formula="of:=1-EXP(-[.B16]/[.K$2])" office:value-type="float" office:value="0.939189937374782" calcext:value-type="float">
            <text:p>0,93919</text:p>
          </table:table-cell>
          <table:table-cell table:formula="of:=[.D15]+([.F15]+2*[.G15]+2*[.H15]+[.I15])*[.J$2]*0.1666666" office:value-type="float" office:value="0.939187178894906" calcext:value-type="float">
            <text:p>0,93919</text:p>
          </table:table-cell>
          <table:table-cell table:style-name="ce4" table:formula="of:=100*([.C16]-[.D16])/[.C16]" office:value-type="float" office:value="0.000293708414698884" calcext:value-type="float">
            <text:p>0,00029</text:p>
          </table:table-cell>
          <table:table-cell table:formula="of:=(1-[.D16])/[.K$2]" office:value-type="float" office:value="0.121625642210188" calcext:value-type="float">
            <text:p>0,12163</text:p>
          </table:table-cell>
          <table:table-cell table:formula="of:=(1-([.D16]+[.F16]*0.5*[.J$2]))/[.K$2]" office:value-type="float" office:value="0.109463077989169" calcext:value-type="float">
            <text:p>0,10946</text:p>
          </table:table-cell>
          <table:table-cell table:formula="of:=(1-([.D16]+[.G16]*0.5*[.J$2]))/[.K$2]" office:value-type="float" office:value="0.110679334411271" calcext:value-type="float">
            <text:p>0,11068</text:p>
          </table:table-cell>
          <table:table-cell table:formula="of:=(1-([.D16]+[.H16]*[.J$2]))/[.K$2]" office:value-type="float" office:value="0.0994897753279338" calcext:value-type="float">
            <text:p>0,0994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+[.J$2]" office:value-type="float" office:value="1.5" calcext:value-type="float">
            <text:p>1,50000</text:p>
          </table:table-cell>
          <table:table-cell table:formula="of:=1-EXP(-[.B17]/[.K$2])" office:value-type="float" office:value="0.950212931632136" calcext:value-type="float">
            <text:p>0,95021</text:p>
          </table:table-cell>
          <table:table-cell table:formula="of:=[.D16]+([.F16]+2*[.G16]+2*[.H16]+[.I16])*[.J$2]*0.1666666" office:value-type="float" office:value="0.950210511857888" calcext:value-type="float">
            <text:p>0,95021</text:p>
          </table:table-cell>
          <table:table-cell table:style-name="ce4" table:formula="of:=100*([.C17]-[.D17])/[.C17]" office:value-type="float" office:value="0.000254656000539956" calcext:value-type="float">
            <text:p>0,00025</text:p>
          </table:table-cell>
          <table:table-cell table:formula="of:=(1-[.D17])/[.K$2]" office:value-type="float" office:value="0.0995789762842245" calcext:value-type="float">
            <text:p>0,09958</text:p>
          </table:table-cell>
          <table:table-cell table:formula="of:=(1-([.D17]+[.F17]*0.5*[.J$2]))/[.K$2]" office:value-type="float" office:value="0.089621078655802" calcext:value-type="float">
            <text:p>0,08962</text:p>
          </table:table-cell>
          <table:table-cell table:formula="of:=(1-([.D17]+[.G17]*0.5*[.J$2]))/[.K$2]" office:value-type="float" office:value="0.0906168684186444" calcext:value-type="float">
            <text:p>0,09062</text:p>
          </table:table-cell>
          <table:table-cell table:formula="of:=(1-([.D17]+[.H17]*[.J$2]))/[.K$2]" office:value-type="float" office:value="0.0814556026004956" calcext:value-type="float">
            <text:p>0,0814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+[.J$2]" office:value-type="float" office:value="1.6" calcext:value-type="float">
            <text:p>1,60000</text:p>
          </table:table-cell>
          <table:table-cell table:formula="of:=1-EXP(-[.B18]/[.K$2])" office:value-type="float" office:value="0.959237796021634" calcext:value-type="float">
            <text:p>0,95924</text:p>
          </table:table-cell>
          <table:table-cell table:formula="of:=[.D17]+([.F17]+2*[.G17]+2*[.H17]+[.I17])*[.J$2]*0.1666666" office:value-type="float" office:value="0.959235682798378" calcext:value-type="float">
            <text:p>0,95924</text:p>
          </table:table-cell>
          <table:table-cell table:style-name="ce4" table:formula="of:=100*([.C18]-[.D18])/[.C18]" office:value-type="float" office:value="0.000220302334257671" calcext:value-type="float">
            <text:p>0,00022</text:p>
          </table:table-cell>
          <table:table-cell table:formula="of:=(1-[.D18])/[.K$2]" office:value-type="float" office:value="0.0815286344032438" calcext:value-type="float">
            <text:p>0,08153</text:p>
          </table:table-cell>
          <table:table-cell table:formula="of:=(1-([.D18]+[.F18]*0.5*[.J$2]))/[.K$2]" office:value-type="float" office:value="0.0733757709629195" calcext:value-type="float">
            <text:p>0,07338</text:p>
          </table:table-cell>
          <table:table-cell table:formula="of:=(1-([.D18]+[.G18]*0.5*[.J$2]))/[.K$2]" office:value-type="float" office:value="0.0741910573069518" calcext:value-type="float">
            <text:p>0,07419</text:p>
          </table:table-cell>
          <table:table-cell table:formula="of:=(1-([.D18]+[.H18]*[.J$2]))/[.K$2]" office:value-type="float" office:value="0.0666904229418535" calcext:value-type="float">
            <text:p>0,0666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+[.J$2]" office:value-type="float" office:value="1.7" calcext:value-type="float">
            <text:p>1,70000</text:p>
          </table:table-cell>
          <table:table-cell table:formula="of:=1-EXP(-[.B19]/[.K$2])" office:value-type="float" office:value="0.966626730039674" calcext:value-type="float">
            <text:p>0,96663</text:p>
          </table:table-cell>
          <table:table-cell table:formula="of:=[.D18]+([.F18]+2*[.G18]+2*[.H18]+[.I18])*[.J$2]*0.1666666" office:value-type="float" office:value="0.966624891740774" calcext:value-type="float">
            <text:p>0,96662</text:p>
          </table:table-cell>
          <table:table-cell table:style-name="ce4" table:formula="of:=100*([.C19]-[.D19])/[.C19]" office:value-type="float" office:value="0.000190176708625223" calcext:value-type="float">
            <text:p>0,00019</text:p>
          </table:table-cell>
          <table:table-cell table:formula="of:=(1-[.D19])/[.K$2]" office:value-type="float" office:value="0.0667502165184519" calcext:value-type="float">
            <text:p>0,06675</text:p>
          </table:table-cell>
          <table:table-cell table:formula="of:=(1-([.D19]+[.F19]*0.5*[.J$2]))/[.K$2]" office:value-type="float" office:value="0.0600751948666067" calcext:value-type="float">
            <text:p>0,06008</text:p>
          </table:table-cell>
          <table:table-cell table:formula="of:=(1-([.D19]+[.G19]*0.5*[.J$2]))/[.K$2]" office:value-type="float" office:value="0.0607426970317913" calcext:value-type="float">
            <text:p>0,06074</text:p>
          </table:table-cell>
          <table:table-cell table:formula="of:=(1-([.D19]+[.H19]*[.J$2]))/[.K$2]" office:value-type="float" office:value="0.0546016771120936" calcext:value-type="float">
            <text:p>0,0546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+[.J$2]" office:value-type="float" office:value="1.8" calcext:value-type="float">
            <text:p>1,80000</text:p>
          </table:table-cell>
          <table:table-cell table:formula="of:=1-EXP(-[.B20]/[.K$2])" office:value-type="float" office:value="0.972676277552708" calcext:value-type="float">
            <text:p>0,97268</text:p>
          </table:table-cell>
          <table:table-cell table:formula="of:=[.D19]+([.F19]+2*[.G19]+2*[.H19]+[.I19])*[.J$2]*0.1666666" office:value-type="float" office:value="0.972674683944645" calcext:value-type="float">
            <text:p>0,97267</text:p>
          </table:table-cell>
          <table:table-cell table:style-name="ce4" table:formula="of:=100*([.C20]-[.D20])/[.C20]" office:value-type="float" office:value="0.000163837455386362" calcext:value-type="float">
            <text:p>0,00016</text:p>
          </table:table-cell>
          <table:table-cell table:formula="of:=(1-[.D20])/[.K$2]" office:value-type="float" office:value="0.0546506321107096" calcext:value-type="float">
            <text:p>0,05465</text:p>
          </table:table-cell>
          <table:table-cell table:formula="of:=(1-([.D20]+[.F20]*0.5*[.J$2]))/[.K$2]" office:value-type="float" office:value="0.0491855688996388" calcext:value-type="float">
            <text:p>0,04919</text:p>
          </table:table-cell>
          <table:table-cell table:formula="of:=(1-([.D20]+[.G20]*0.5*[.J$2]))/[.K$2]" office:value-type="float" office:value="0.0497320752207457" calcext:value-type="float">
            <text:p>0,04973</text:p>
          </table:table-cell>
          <table:table-cell table:formula="of:=(1-([.D20]+[.H20]*[.J$2]))/[.K$2]" office:value-type="float" office:value="0.0447042170665606" calcext:value-type="float">
            <text:p>0,0447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+[.J$2]" office:value-type="float" office:value="1.9" calcext:value-type="float">
            <text:p>1,90000</text:p>
          </table:table-cell>
          <table:table-cell table:formula="of:=1-EXP(-[.B21]/[.K$2])" office:value-type="float" office:value="0.977629228143835" calcext:value-type="float">
            <text:p>0,97763</text:p>
          </table:table-cell>
          <table:table-cell table:formula="of:=[.D20]+([.F20]+2*[.G20]+2*[.H20]+[.I20])*[.J$2]*0.1666666" office:value-type="float" office:value="0.977627850920345" calcext:value-type="float">
            <text:p>0,97763</text:p>
          </table:table-cell>
          <table:table-cell table:style-name="ce4" table:formula="of:=100*([.C21]-[.D21])/[.C21]" office:value-type="float" office:value="0.000140873804704024" calcext:value-type="float">
            <text:p>0,00014</text:p>
          </table:table-cell>
          <table:table-cell table:formula="of:=(1-[.D21])/[.K$2]" office:value-type="float" office:value="0.0447442981593103" calcext:value-type="float">
            <text:p>0,04474</text:p>
          </table:table-cell>
          <table:table-cell table:formula="of:=(1-([.D21]+[.F21]*0.5*[.J$2]))/[.K$2]" office:value-type="float" office:value="0.0402698683433793" calcext:value-type="float">
            <text:p>0,04027</text:p>
          </table:table-cell>
          <table:table-cell table:formula="of:=(1-([.D21]+[.G21]*0.5*[.J$2]))/[.K$2]" office:value-type="float" office:value="0.0407173113249724" calcext:value-type="float">
            <text:p>0,04072</text:p>
          </table:table-cell>
          <table:table-cell table:formula="of:=(1-([.D21]+[.H21]*[.J$2]))/[.K$2]" office:value-type="float" office:value="0.0366008358943157" calcext:value-type="float">
            <text:p>0,0366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+[.J$2]" office:value-type="float" office:value="2" calcext:value-type="float">
            <text:p>2,00000</text:p>
          </table:table-cell>
          <table:table-cell table:formula="of:=1-EXP(-[.B22]/[.K$2])" office:value-type="float" office:value="0.981684361111266" calcext:value-type="float">
            <text:p>0,98168</text:p>
          </table:table-cell>
          <table:table-cell table:formula="of:=[.D21]+([.F21]+2*[.G21]+2*[.H21]+[.I21])*[.J$2]*0.1666666" office:value-type="float" office:value="0.981683174188054" calcext:value-type="float">
            <text:p>0,98168</text:p>
          </table:table-cell>
          <table:table-cell table:style-name="ce4" table:formula="of:=100*([.C22]-[.D22])/[.C22]" office:value-type="float" office:value="0.000120906806614004" calcext:value-type="float">
            <text:p>0,00012</text:p>
          </table:table-cell>
          <table:table-cell table:formula="of:=(1-[.D22])/[.K$2]" office:value-type="float" office:value="0.0366336516238925" calcext:value-type="float">
            <text:p>0,03663</text:p>
          </table:table-cell>
          <table:table-cell table:formula="of:=(1-([.D22]+[.F22]*0.5*[.J$2]))/[.K$2]" office:value-type="float" office:value="0.0329702864615034" calcext:value-type="float">
            <text:p>0,03297</text:p>
          </table:table-cell>
          <table:table-cell table:formula="of:=(1-([.D22]+[.G22]*0.5*[.J$2]))/[.K$2]" office:value-type="float" office:value="0.0333366229777421" calcext:value-type="float">
            <text:p>0,03334</text:p>
          </table:table-cell>
          <table:table-cell table:formula="of:=(1-([.D22]+[.H22]*[.J$2]))/[.K$2]" office:value-type="float" office:value="0.0299663270283441" calcext:value-type="float">
            <text:p>0,0299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+[.J$2]" office:value-type="float" office:value="2.1" calcext:value-type="float">
            <text:p>2,10000</text:p>
          </table:table-cell>
          <table:table-cell table:formula="of:=1-EXP(-[.B23]/[.K$2])" office:value-type="float" office:value="0.985004423179522" calcext:value-type="float">
            <text:p>0,98500</text:p>
          </table:table-cell>
          <table:table-cell table:formula="of:=[.D22]+([.F22]+2*[.G22]+2*[.H22]+[.I22])*[.J$2]*0.1666666" office:value-type="float" office:value="0.985003402818807" calcext:value-type="float">
            <text:p>0,98500</text:p>
          </table:table-cell>
          <table:table-cell table:style-name="ce4" table:formula="of:=100*([.C23]-[.D23])/[.C23]" office:value-type="float" office:value="0.00010358945514671" calcext:value-type="float">
            <text:p>0,00010</text:p>
          </table:table-cell>
          <table:table-cell table:formula="of:=(1-[.D23])/[.K$2]" office:value-type="float" office:value="0.0299931943623857" calcext:value-type="float">
            <text:p>0,02999</text:p>
          </table:table-cell>
          <table:table-cell table:formula="of:=(1-([.D23]+[.F23]*0.5*[.J$2]))/[.K$2]" office:value-type="float" office:value="0.0269938749261471" calcext:value-type="float">
            <text:p>0,02699</text:p>
          </table:table-cell>
          <table:table-cell table:formula="of:=(1-([.D23]+[.G23]*0.5*[.J$2]))/[.K$2]" office:value-type="float" office:value="0.027293806869771" calcext:value-type="float">
            <text:p>0,02729</text:p>
          </table:table-cell>
          <table:table-cell table:formula="of:=(1-([.D23]+[.H23]*[.J$2]))/[.K$2]" office:value-type="float" office:value="0.0245344329884314" calcext:value-type="float">
            <text:p>0,02453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+[.J$2]" office:value-type="float" office:value="2.2" calcext:value-type="float">
            <text:p>2,20000</text:p>
          </table:table-cell>
          <table:table-cell table:formula="of:=1-EXP(-[.B24]/[.K$2])" office:value-type="float" office:value="0.987722660096932" calcext:value-type="float">
            <text:p>0,98772</text:p>
          </table:table-cell>
          <table:table-cell table:formula="of:=[.D23]+([.F23]+2*[.G23]+2*[.H23]+[.I23])*[.J$2]*0.1666666" office:value-type="float" office:value="0.987721784913831" calcext:value-type="float">
            <text:p>0,98772</text:p>
          </table:table-cell>
          <table:table-cell table:style-name="ce4" table:formula="of:=100*([.C24]-[.D24])/[.C24]" office:value-type="float" office:value="0.0000886061579285871" calcext:value-type="float">
            <text:p>0,00009</text:p>
          </table:table-cell>
          <table:table-cell table:formula="of:=(1-[.D24])/[.K$2]" office:value-type="float" office:value="0.0245564301723371" calcext:value-type="float">
            <text:p>0,02456</text:p>
          </table:table-cell>
          <table:table-cell table:formula="of:=(1-([.D24]+[.F24]*0.5*[.J$2]))/[.K$2]" office:value-type="float" office:value="0.0221007871551033" calcext:value-type="float">
            <text:p>0,02210</text:p>
          </table:table-cell>
          <table:table-cell table:formula="of:=(1-([.D24]+[.G24]*0.5*[.J$2]))/[.K$2]" office:value-type="float" office:value="0.0223463514568267" calcext:value-type="float">
            <text:p>0,02235</text:p>
          </table:table-cell>
          <table:table-cell table:formula="of:=(1-([.D24]+[.H24]*[.J$2]))/[.K$2]" office:value-type="float" office:value="0.0200871598809718" calcext:value-type="float">
            <text:p>0,0200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+[.J$2]" office:value-type="float" office:value="2.3" calcext:value-type="float">
            <text:p>2,30000</text:p>
          </table:table-cell>
          <table:table-cell table:formula="of:=1-EXP(-[.B25]/[.K$2])" office:value-type="float" office:value="0.989948164255367" calcext:value-type="float">
            <text:p>0,98995</text:p>
          </table:table-cell>
          <table:table-cell table:formula="of:=[.D24]+([.F24]+2*[.G24]+2*[.H24]+[.I24])*[.J$2]*0.1666666" office:value-type="float" office:value="0.989947415144865" calcext:value-type="float">
            <text:p>0,98995</text:p>
          </table:table-cell>
          <table:table-cell table:style-name="ce4" table:formula="of:=100*([.C25]-[.D25])/[.C25]" office:value-type="float" office:value="0.0000756716895232961" calcext:value-type="float">
            <text:p>0,00008</text:p>
          </table:table-cell>
          <table:table-cell table:formula="of:=(1-[.D25])/[.K$2]" office:value-type="float" office:value="0.0201051697102697" calcext:value-type="float">
            <text:p>0,02011</text:p>
          </table:table-cell>
          <table:table-cell table:formula="of:=(1-([.D25]+[.F25]*0.5*[.J$2]))/[.K$2]" office:value-type="float" office:value="0.0180946527392427" calcext:value-type="float">
            <text:p>0,01809</text:p>
          </table:table-cell>
          <table:table-cell table:formula="of:=(1-([.D25]+[.G25]*0.5*[.J$2]))/[.K$2]" office:value-type="float" office:value="0.0182957044363454" calcext:value-type="float">
            <text:p>0,01830</text:p>
          </table:table-cell>
          <table:table-cell table:formula="of:=(1-([.D25]+[.H25]*[.J$2]))/[.K$2]" office:value-type="float" office:value="0.0164460288230006" calcext:value-type="float">
            <text:p>0,0164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+[.J$2]" office:value-type="float" office:value="2.4" calcext:value-type="float">
            <text:p>2,40000</text:p>
          </table:table-cell>
          <table:table-cell table:formula="of:=1-EXP(-[.B26]/[.K$2])" office:value-type="float" office:value="0.99177025295098" calcext:value-type="float">
            <text:p>0,99177</text:p>
          </table:table-cell>
          <table:table-cell table:formula="of:=[.D25]+([.F25]+2*[.G25]+2*[.H25]+[.I25])*[.J$2]*0.1666666" office:value-type="float" office:value="0.99176961296406" calcext:value-type="float">
            <text:p>0,99177</text:p>
          </table:table-cell>
          <table:table-cell table:style-name="ce4" table:formula="of:=100*([.C26]-[.D26])/[.C26]" office:value-type="float" office:value="0.0000645297555781109" calcext:value-type="float">
            <text:p>0,00006</text:p>
          </table:table-cell>
          <table:table-cell table:formula="of:=(1-[.D26])/[.K$2]" office:value-type="float" office:value="0.0164607740718803" calcext:value-type="float">
            <text:p>0,01646</text:p>
          </table:table-cell>
          <table:table-cell table:formula="of:=(1-([.D26]+[.F26]*0.5*[.J$2]))/[.K$2]" office:value-type="float" office:value="0.0148146966646923" calcext:value-type="float">
            <text:p>0,01481</text:p>
          </table:table-cell>
          <table:table-cell table:formula="of:=(1-([.D26]+[.G26]*0.5*[.J$2]))/[.K$2]" office:value-type="float" office:value="0.014979304405411" calcext:value-type="float">
            <text:p>0,01498</text:p>
          </table:table-cell>
          <table:table-cell table:formula="of:=(1-([.D26]+[.H26]*[.J$2]))/[.K$2]" office:value-type="float" office:value="0.013464913190798" calcext:value-type="float">
            <text:p>0,0134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+[.J$2]" office:value-type="float" office:value="2.5" calcext:value-type="float">
            <text:p>2,50000</text:p>
          </table:table-cell>
          <table:table-cell table:formula="of:=1-EXP(-[.B27]/[.K$2])" office:value-type="float" office:value="0.993262053000915" calcext:value-type="float">
            <text:p>0,99326</text:p>
          </table:table-cell>
          <table:table-cell table:formula="of:=[.D26]+([.F26]+2*[.G26]+2*[.H26]+[.I26])*[.J$2]*0.1666666" office:value-type="float" office:value="0.993261507190683" calcext:value-type="float">
            <text:p>0,99326</text:p>
          </table:table-cell>
          <table:table-cell table:style-name="ce4" table:formula="of:=100*([.C27]-[.D27])/[.C27]" office:value-type="float" office:value="0.0000549512819486922" calcext:value-type="float">
            <text:p>0,00005</text:p>
          </table:table-cell>
          <table:table-cell table:formula="of:=(1-[.D27])/[.K$2]" office:value-type="float" office:value="0.0134769856186334" calcext:value-type="float">
            <text:p>0,01348</text:p>
          </table:table-cell>
          <table:table-cell table:formula="of:=(1-([.D27]+[.F27]*0.5*[.J$2]))/[.K$2]" office:value-type="float" office:value="0.0121292870567702" calcext:value-type="float">
            <text:p>0,01213</text:p>
          </table:table-cell>
          <table:table-cell table:formula="of:=(1-([.D27]+[.G27]*0.5*[.J$2]))/[.K$2]" office:value-type="float" office:value="0.0122640569129564" calcext:value-type="float">
            <text:p>0,01226</text:p>
          </table:table-cell>
          <table:table-cell table:formula="of:=(1-([.D27]+[.H27]*[.J$2]))/[.K$2]" office:value-type="float" office:value="0.0110241742360422" calcext:value-type="float">
            <text:p>0,0110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+[.J$2]" office:value-type="float" office:value="2.6" calcext:value-type="float">
            <text:p>2,60000</text:p>
          </table:table-cell>
          <table:table-cell table:formula="of:=1-EXP(-[.B28]/[.K$2])" office:value-type="float" office:value="0.994483435579239" calcext:value-type="float">
            <text:p>0,99448</text:p>
          </table:table-cell>
          <table:table-cell table:formula="of:=[.D27]+([.F27]+2*[.G27]+2*[.H27]+[.I27])*[.J$2]*0.1666666" office:value-type="float" office:value="0.994482970832" calcext:value-type="float">
            <text:p>0,99448</text:p>
          </table:table-cell>
          <table:table-cell table:style-name="ce4" table:formula="of:=100*([.C28]-[.D28])/[.C28]" office:value-type="float" office:value="0.000046732526942455" calcext:value-type="float">
            <text:p>0,00005</text:p>
          </table:table-cell>
          <table:table-cell table:formula="of:=(1-[.D28])/[.K$2]" office:value-type="float" office:value="0.0110340583360005" calcext:value-type="float">
            <text:p>0,01103</text:p>
          </table:table-cell>
          <table:table-cell table:formula="of:=(1-([.D28]+[.F28]*0.5*[.J$2]))/[.K$2]" office:value-type="float" office:value="0.00993065250240033" calcext:value-type="float">
            <text:p>0,00993</text:p>
          </table:table-cell>
          <table:table-cell table:formula="of:=(1-([.D28]+[.G28]*0.5*[.J$2]))/[.K$2]" office:value-type="float" office:value="0.0100409930857603" calcext:value-type="float">
            <text:p>0,01004</text:p>
          </table:table-cell>
          <table:table-cell table:formula="of:=(1-([.D28]+[.H28]*[.J$2]))/[.K$2]" office:value-type="float" office:value="0.0090258597188484" calcext:value-type="float">
            <text:p>0,0090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+[.J$2]" office:value-type="float" office:value="2.7" calcext:value-type="float">
            <text:p>2,70000</text:p>
          </table:table-cell>
          <table:table-cell table:formula="of:=1-EXP(-[.B29]/[.K$2])" office:value-type="float" office:value="0.995483419057387" calcext:value-type="float">
            <text:p>0,99548</text:p>
          </table:table-cell>
          <table:table-cell table:formula="of:=[.D28]+([.F28]+2*[.G28]+2*[.H28]+[.I28])*[.J$2]*0.1666666" office:value-type="float" office:value="0.995483023919165" calcext:value-type="float">
            <text:p>0,99548</text:p>
          </table:table-cell>
          <table:table-cell table:style-name="ce4" table:formula="of:=100*([.C29]-[.D29])/[.C29]" office:value-type="float" office:value="0.0000396930993770451" calcext:value-type="float">
            <text:p>0,00004</text:p>
          </table:table-cell>
          <table:table-cell table:formula="of:=(1-[.D29])/[.K$2]" office:value-type="float" office:value="0.00903395216167091" calcext:value-type="float">
            <text:p>0,00903</text:p>
          </table:table-cell>
          <table:table-cell table:formula="of:=(1-([.D29]+[.F29]*0.5*[.J$2]))/[.K$2]" office:value-type="float" office:value="0.00813055694550391" calcext:value-type="float">
            <text:p>0,00813</text:p>
          </table:table-cell>
          <table:table-cell table:formula="of:=(1-([.D29]+[.G29]*0.5*[.J$2]))/[.K$2]" office:value-type="float" office:value="0.00822089646712043" calcext:value-type="float">
            <text:p>0,00822</text:p>
          </table:table-cell>
          <table:table-cell table:formula="of:=(1-([.D29]+[.H29]*[.J$2]))/[.K$2]" office:value-type="float" office:value="0.00738977286824682" calcext:value-type="float">
            <text:p>0,0073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+[.J$2]" office:value-type="float" office:value="2.8" calcext:value-type="float">
            <text:p>2,80000</text:p>
          </table:table-cell>
          <table:table-cell table:formula="of:=1-EXP(-[.B30]/[.K$2])" office:value-type="float" office:value="0.996302136283517" calcext:value-type="float">
            <text:p>0,99630</text:p>
          </table:table-cell>
          <table:table-cell table:formula="of:=[.D29]+([.F29]+2*[.G29]+2*[.H29]+[.I29])*[.J$2]*0.1666666" office:value-type="float" office:value="0.99630180078924" calcext:value-type="float">
            <text:p>0,99630</text:p>
          </table:table-cell>
          <table:table-cell table:style-name="ce4" table:formula="of:=100*([.C30]-[.D30])/[.C30]" office:value-type="float" office:value="0.0000336739494005004" calcext:value-type="float">
            <text:p>0,00003</text:p>
          </table:table-cell>
          <table:table-cell table:formula="of:=(1-[.D30])/[.K$2]" office:value-type="float" office:value="0.0073963984215204" calcext:value-type="float">
            <text:p>0,00740</text:p>
          </table:table-cell>
          <table:table-cell table:formula="of:=(1-([.D30]+[.F30]*0.5*[.J$2]))/[.K$2]" office:value-type="float" office:value="0.00665675857936843" calcext:value-type="float">
            <text:p>0,00666</text:p>
          </table:table-cell>
          <table:table-cell table:formula="of:=(1-([.D30]+[.G30]*0.5*[.J$2]))/[.K$2]" office:value-type="float" office:value="0.00673072256358354" calcext:value-type="float">
            <text:p>0,00673</text:p>
          </table:table-cell>
          <table:table-cell table:formula="of:=(1-([.D30]+[.H30]*[.J$2]))/[.K$2]" office:value-type="float" office:value="0.00605025390880365" calcext:value-type="float">
            <text:p>0,0060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+[.J$2]" office:value-type="float" office:value="2.9" calcext:value-type="float">
            <text:p>2,90000</text:p>
          </table:table-cell>
          <table:table-cell table:formula="of:=1-EXP(-[.B31]/[.K$2])" office:value-type="float" office:value="0.996972445254624" calcext:value-type="float">
            <text:p>0,99697</text:p>
          </table:table-cell>
          <table:table-cell table:formula="of:=[.D30]+([.F30]+2*[.G30]+2*[.H30]+[.I30])*[.J$2]*0.1666666" office:value-type="float" office:value="0.9969721607647" calcext:value-type="float">
            <text:p>0,99697</text:p>
          </table:table-cell>
          <table:table-cell table:style-name="ce4" table:formula="of:=100*([.C31]-[.D31])/[.C31]" office:value-type="float" office:value="0.0000285353849017641" calcext:value-type="float">
            <text:p>0,00003</text:p>
          </table:table-cell>
          <table:table-cell table:formula="of:=(1-[.D31])/[.K$2]" office:value-type="float" office:value="0.00605567847060096" calcext:value-type="float">
            <text:p>0,00606</text:p>
          </table:table-cell>
          <table:table-cell table:formula="of:=(1-([.D31]+[.F31]*0.5*[.J$2]))/[.K$2]" office:value-type="float" office:value="0.00545011062354095" calcext:value-type="float">
            <text:p>0,00545</text:p>
          </table:table-cell>
          <table:table-cell table:formula="of:=(1-([.D31]+[.G31]*0.5*[.J$2]))/[.K$2]" office:value-type="float" office:value="0.00551066740824679" calcext:value-type="float">
            <text:p>0,00551</text:p>
          </table:table-cell>
          <table:table-cell table:formula="of:=(1-([.D31]+[.H31]*[.J$2]))/[.K$2]" office:value-type="float" office:value="0.00495354498895151" calcext:value-type="float">
            <text:p>0,004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+[.J$2]" office:value-type="float" office:value="3" calcext:value-type="float">
            <text:p>3,00000</text:p>
          </table:table-cell>
          <table:table-cell table:formula="of:=1-EXP(-[.B32]/[.K$2])" office:value-type="float" office:value="0.997521247823334" calcext:value-type="float">
            <text:p>0,99752</text:p>
          </table:table-cell>
          <table:table-cell table:formula="of:=[.D31]+([.F31]+2*[.G31]+2*[.H31]+[.I31])*[.J$2]*0.1666666" office:value-type="float" office:value="0.997521006870547" calcext:value-type="float">
            <text:p>0,99752</text:p>
          </table:table-cell>
          <table:table-cell table:style-name="ce4" table:formula="of:=100*([.C32]-[.D32])/[.C32]" office:value-type="float" office:value="0.0000241551533556762" calcext:value-type="float">
            <text:p>0,00002</text:p>
          </table:table-cell>
          <table:table-cell table:formula="of:=(1-[.D32])/[.K$2]" office:value-type="float" office:value="0.00495798625890709" calcext:value-type="float">
            <text:p>0,00496</text:p>
          </table:table-cell>
          <table:table-cell table:formula="of:=(1-([.D32]+[.F32]*0.5*[.J$2]))/[.K$2]" office:value-type="float" office:value="0.00446218763301642" calcext:value-type="float">
            <text:p>0,00446</text:p>
          </table:table-cell>
          <table:table-cell table:formula="of:=(1-([.D32]+[.G32]*0.5*[.J$2]))/[.K$2]" office:value-type="float" office:value="0.00451176749560545" calcext:value-type="float">
            <text:p>0,00451</text:p>
          </table:table-cell>
          <table:table-cell table:formula="of:=(1-([.D32]+[.H32]*[.J$2]))/[.K$2]" office:value-type="float" office:value="0.00405563275978604" calcext:value-type="float">
            <text:p>0,0040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2]+[.J$2]" office:value-type="float" office:value="3.1" calcext:value-type="float">
            <text:p>3,10000</text:p>
          </table:table-cell>
          <table:table-cell table:formula="of:=1-EXP(-[.B33]/[.K$2])" office:value-type="float" office:value="0.997970569363704" calcext:value-type="float">
            <text:p>0,99797</text:p>
          </table:table-cell>
          <table:table-cell table:formula="of:=[.D32]+([.F32]+2*[.G32]+2*[.H32]+[.I32])*[.J$2]*0.1666666" office:value-type="float" office:value="0.997970365512069" calcext:value-type="float">
            <text:p>0,99797</text:p>
          </table:table-cell>
          <table:table-cell table:style-name="ce4" table:formula="of:=100*([.C33]-[.D33])/[.C33]" office:value-type="float" office:value="0.000020426617983716" calcext:value-type="float">
            <text:p>0,00002</text:p>
          </table:table-cell>
          <table:table-cell table:formula="of:=(1-[.D33])/[.K$2]" office:value-type="float" office:value="0.00405926897586295" calcext:value-type="float">
            <text:p>0,00406</text:p>
          </table:table-cell>
          <table:table-cell table:formula="of:=(1-([.D33]+[.F33]*0.5*[.J$2]))/[.K$2]" office:value-type="float" office:value="0.00365334207827672" calcext:value-type="float">
            <text:p>0,00365</text:p>
          </table:table-cell>
          <table:table-cell table:formula="of:=(1-([.D33]+[.G33]*0.5*[.J$2]))/[.K$2]" office:value-type="float" office:value="0.00369393476803537" calcext:value-type="float">
            <text:p>0,00369</text:p>
          </table:table-cell>
          <table:table-cell table:formula="of:=(1-([.D33]+[.H33]*[.J$2]))/[.K$2]" office:value-type="float" office:value="0.00332048202225588" calcext:value-type="float">
            <text:p>0,0033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3]+[.J$2]" office:value-type="float" office:value="3.2" calcext:value-type="float">
            <text:p>3,20000</text:p>
          </table:table-cell>
          <table:table-cell table:formula="of:=1-EXP(-[.B34]/[.K$2])" office:value-type="float" office:value="0.998338442726826" calcext:value-type="float">
            <text:p>0,99834</text:p>
          </table:table-cell>
          <table:table-cell table:formula="of:=[.D33]+([.F33]+2*[.G33]+2*[.H33]+[.I33])*[.J$2]*0.1666666" office:value-type="float" office:value="0.998338270443086" calcext:value-type="float">
            <text:p>0,99834</text:p>
          </table:table-cell>
          <table:table-cell table:style-name="ce4" table:formula="of:=100*([.C34]-[.D34])/[.C34]" office:value-type="float" office:value="0.0000172570476225957" calcext:value-type="float">
            <text:p>0,00002</text:p>
          </table:table-cell>
          <table:table-cell table:formula="of:=(1-[.D34])/[.K$2]" office:value-type="float" office:value="0.00332345911382892" calcext:value-type="float">
            <text:p>0,00332</text:p>
          </table:table-cell>
          <table:table-cell table:formula="of:=(1-([.D34]+[.F34]*0.5*[.J$2]))/[.K$2]" office:value-type="float" office:value="0.00299111320244605" calcext:value-type="float">
            <text:p>0,00299</text:p>
          </table:table-cell>
          <table:table-cell table:formula="of:=(1-([.D34]+[.G34]*0.5*[.J$2]))/[.K$2]" office:value-type="float" office:value="0.00302434779358429" calcext:value-type="float">
            <text:p>0,00302</text:p>
          </table:table-cell>
          <table:table-cell table:formula="of:=(1-([.D34]+[.H34]*[.J$2]))/[.K$2]" office:value-type="float" office:value="0.00271858955511206" calcext:value-type="float">
            <text:p>0,0027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4]+[.J$2]" office:value-type="float" office:value="3.3" calcext:value-type="float">
            <text:p>3,30000</text:p>
          </table:table-cell>
          <table:table-cell table:formula="of:=1-EXP(-[.B35]/[.K$2])" office:value-type="float" office:value="0.998639631962452" calcext:value-type="float">
            <text:p>0,99864</text:p>
          </table:table-cell>
          <table:table-cell table:formula="of:=[.D34]+([.F34]+2*[.G34]+2*[.H34]+[.I34])*[.J$2]*0.1666666" office:value-type="float" office:value="0.998639486500282" calcext:value-type="float">
            <text:p>0,99864</text:p>
          </table:table-cell>
          <table:table-cell table:style-name="ce4" table:formula="of:=100*([.C35]-[.D35])/[.C35]" office:value-type="float" office:value="0.000014566032128826" calcext:value-type="float">
            <text:p>0,00001</text:p>
          </table:table-cell>
          <table:table-cell table:formula="of:=(1-[.D35])/[.K$2]" office:value-type="float" office:value="0.00272102699943511" calcext:value-type="float">
            <text:p>0,00272</text:p>
          </table:table-cell>
          <table:table-cell table:formula="of:=(1-([.D35]+[.F35]*0.5*[.J$2]))/[.K$2]" office:value-type="float" office:value="0.00244892429949162" calcext:value-type="float">
            <text:p>0,00245</text:p>
          </table:table-cell>
          <table:table-cell table:formula="of:=(1-([.D35]+[.G35]*0.5*[.J$2]))/[.K$2]" office:value-type="float" office:value="0.00247613456948592" calcext:value-type="float">
            <text:p>0,00248</text:p>
          </table:table-cell>
          <table:table-cell table:formula="of:=(1-([.D35]+[.H35]*[.J$2]))/[.K$2]" office:value-type="float" office:value="0.00222580008553797" calcext:value-type="float">
            <text:p>0,0022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5]+[.J$2]" office:value-type="float" office:value="3.4" calcext:value-type="float">
            <text:p>3,40000</text:p>
          </table:table-cell>
          <table:table-cell table:formula="of:=1-EXP(-[.B36]/[.K$2])" office:value-type="float" office:value="0.998886224852155" calcext:value-type="float">
            <text:p>0,99889</text:p>
          </table:table-cell>
          <table:table-cell table:formula="of:=[.D35]+([.F35]+2*[.G35]+2*[.H35]+[.I35])*[.J$2]*0.1666666" office:value-type="float" office:value="0.998886102148685" calcext:value-type="float">
            <text:p>0,99889</text:p>
          </table:table-cell>
          <table:table-cell table:style-name="ce4" table:formula="of:=100*([.C36]-[.D36])/[.C36]" office:value-type="float" office:value="0.0000122840286731838" calcext:value-type="float">
            <text:p>0,00001</text:p>
          </table:table-cell>
          <table:table-cell table:formula="of:=(1-[.D36])/[.K$2]" office:value-type="float" office:value="0.00222779570263021" calcext:value-type="float">
            <text:p>0,00223</text:p>
          </table:table-cell>
          <table:table-cell table:formula="of:=(1-([.D36]+[.F36]*0.5*[.J$2]))/[.K$2]" office:value-type="float" office:value="0.00200501613236725" calcext:value-type="float">
            <text:p>0,00201</text:p>
          </table:table-cell>
          <table:table-cell table:formula="of:=(1-([.D36]+[.G36]*0.5*[.J$2]))/[.K$2]" office:value-type="float" office:value="0.00202729408939351" calcext:value-type="float">
            <text:p>0,00203</text:p>
          </table:table-cell>
          <table:table-cell table:formula="of:=(1-([.D36]+[.H36]*[.J$2]))/[.K$2]" office:value-type="float" office:value="0.00182233688475142" calcext:value-type="float">
            <text:p>0,0018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6]+[.J$2]" office:value-type="float" office:value="3.5" calcext:value-type="float">
            <text:p>3,50000</text:p>
          </table:table-cell>
          <table:table-cell table:formula="of:=1-EXP(-[.B37]/[.K$2])" office:value-type="float" office:value="0.999088118034446" calcext:value-type="float">
            <text:p>0,99909</text:p>
          </table:table-cell>
          <table:table-cell table:formula="of:=[.D36]+([.F36]+2*[.G36]+2*[.H36]+[.I36])*[.J$2]*0.1666666" office:value-type="float" office:value="0.999088014618435" calcext:value-type="float">
            <text:p>0,99909</text:p>
          </table:table-cell>
          <table:table-cell table:style-name="ce4" table:formula="of:=100*([.C37]-[.D37])/[.C37]" office:value-type="float" office:value="0.0000103510399910824" calcext:value-type="float">
            <text:p>0,00001</text:p>
          </table:table-cell>
          <table:table-cell table:formula="of:=(1-[.D37])/[.K$2]" office:value-type="float" office:value="0.00182397076313023" calcext:value-type="float">
            <text:p>0,00182</text:p>
          </table:table-cell>
          <table:table-cell table:formula="of:=(1-([.D37]+[.F37]*0.5*[.J$2]))/[.K$2]" office:value-type="float" office:value="0.00164157368681717" calcext:value-type="float">
            <text:p>0,00164</text:p>
          </table:table-cell>
          <table:table-cell table:formula="of:=(1-([.D37]+[.G37]*0.5*[.J$2]))/[.K$2]" office:value-type="float" office:value="0.00165981339444854" calcext:value-type="float">
            <text:p>0,00166</text:p>
          </table:table-cell>
          <table:table-cell table:formula="of:=(1-([.D37]+[.H37]*[.J$2]))/[.K$2]" office:value-type="float" office:value="0.00149200808424044" calcext:value-type="float">
            <text:p>0,0014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7]+[.J$2]" office:value-type="float" office:value="3.6" calcext:value-type="float">
            <text:p>3,60000</text:p>
          </table:table-cell>
          <table:table-cell table:formula="of:=1-EXP(-[.B38]/[.K$2])" office:value-type="float" office:value="0.999253414191623" calcext:value-type="float">
            <text:p>0,99925</text:p>
          </table:table-cell>
          <table:table-cell table:formula="of:=[.D37]+([.F37]+2*[.G37]+2*[.H37]+[.I37])*[.J$2]*0.1666666" office:value-type="float" office:value="0.999253327102475" calcext:value-type="float">
            <text:p>0,99925</text:p>
          </table:table-cell>
          <table:table-cell table:style-name="ce4" table:formula="of:=100*([.C38]-[.D38])/[.C38]" office:value-type="float" office:value="0.00000871542164384602" calcext:value-type="float">
            <text:p>0,00001</text:p>
          </table:table-cell>
          <table:table-cell table:formula="of:=(1-[.D38])/[.K$2]" office:value-type="float" office:value="0.00149334579505012" calcext:value-type="float">
            <text:p>0,00149</text:p>
          </table:table-cell>
          <table:table-cell table:formula="of:=(1-([.D38]+[.F38]*0.5*[.J$2]))/[.K$2]" office:value-type="float" office:value="0.00134401121554517" calcext:value-type="float">
            <text:p>0,00134</text:p>
          </table:table-cell>
          <table:table-cell table:formula="of:=(1-([.D38]+[.G38]*0.5*[.J$2]))/[.K$2]" office:value-type="float" office:value="0.00135894467349562" calcext:value-type="float">
            <text:p>0,00136</text:p>
          </table:table-cell>
          <table:table-cell table:formula="of:=(1-([.D38]+[.H38]*[.J$2]))/[.K$2]" office:value-type="float" office:value="0.00122155686035108" calcext:value-type="float">
            <text:p>0,0012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8]+[.J$2]" office:value-type="float" office:value="3.7" calcext:value-type="float">
            <text:p>3,70000</text:p>
          </table:table-cell>
          <table:table-cell table:formula="of:=1-EXP(-[.B39]/[.K$2])" office:value-type="float" office:value="0.99938874723887" calcext:value-type="float">
            <text:p>0,99939</text:p>
          </table:table-cell>
          <table:table-cell table:formula="of:=[.D38]+([.F38]+2*[.G38]+2*[.H38]+[.I38])*[.J$2]*0.1666666" office:value-type="float" office:value="0.999388673955561" calcext:value-type="float">
            <text:p>0,99939</text:p>
          </table:table-cell>
          <table:table-cell table:style-name="ce4" table:formula="of:=100*([.C39]-[.D39])/[.C39]" office:value-type="float" office:value="0.00000733281315547054" calcext:value-type="float">
            <text:p>0,00001</text:p>
          </table:table-cell>
          <table:table-cell table:formula="of:=(1-[.D39])/[.K$2]" office:value-type="float" office:value="0.00122265208887828" calcext:value-type="float">
            <text:p>0,00122</text:p>
          </table:table-cell>
          <table:table-cell table:formula="of:=(1-([.D39]+[.F39]*0.5*[.J$2]))/[.K$2]" office:value-type="float" office:value="0.00110038687999037" calcext:value-type="float">
            <text:p>0,00110</text:p>
          </table:table-cell>
          <table:table-cell table:formula="of:=(1-([.D39]+[.G39]*0.5*[.J$2]))/[.K$2]" office:value-type="float" office:value="0.0011126134008792" calcext:value-type="float">
            <text:p>0,00111</text:p>
          </table:table-cell>
          <table:table-cell table:formula="of:=(1-([.D39]+[.H39]*[.J$2]))/[.K$2]" office:value-type="float" office:value="0.00100012940870253" calcext:value-type="float">
            <text:p>0,0010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9]+[.J$2]" office:value-type="float" office:value="3.8" calcext:value-type="float">
            <text:p>3,80000</text:p>
          </table:table-cell>
          <table:table-cell table:formula="of:=1-EXP(-[.B40]/[.K$2])" office:value-type="float" office:value="0.999499548566559" calcext:value-type="float">
            <text:p>0,99950</text:p>
          </table:table-cell>
          <table:table-cell table:formula="of:=[.D39]+([.F39]+2*[.G39]+2*[.H39]+[.I39])*[.J$2]*0.1666666" office:value-type="float" office:value="0.999499486945558" calcext:value-type="float">
            <text:p>0,99950</text:p>
          </table:table-cell>
          <table:table-cell table:style-name="ce4" table:formula="of:=100*([.C40]-[.D40])/[.C40]" office:value-type="float" office:value="0.00000616518555051327" calcext:value-type="float">
            <text:p>0,00001</text:p>
          </table:table-cell>
          <table:table-cell table:formula="of:=(1-[.D40])/[.K$2]" office:value-type="float" office:value="0.00100102610888464" calcext:value-type="float">
            <text:p>0,00100</text:p>
          </table:table-cell>
          <table:table-cell table:formula="of:=(1-([.D40]+[.F40]*0.5*[.J$2]))/[.K$2]" office:value-type="float" office:value="0.000900923497996198" calcext:value-type="float">
            <text:p>0,00090</text:p>
          </table:table-cell>
          <table:table-cell table:formula="of:=(1-([.D40]+[.G40]*0.5*[.J$2]))/[.K$2]" office:value-type="float" office:value="0.000910933759084909" calcext:value-type="float">
            <text:p>0,00091</text:p>
          </table:table-cell>
          <table:table-cell table:formula="of:=(1-([.D40]+[.H40]*[.J$2]))/[.K$2]" office:value-type="float" office:value="0.000818839357067613" calcext:value-type="float">
            <text:p>0,0008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40]+[.J$2]" office:value-type="float" office:value="3.9" calcext:value-type="float">
            <text:p>3,90000</text:p>
          </table:table-cell>
          <table:table-cell table:formula="of:=1-EXP(-[.B41]/[.K$2])" office:value-type="float" office:value="0.99959026502102" calcext:value-type="float">
            <text:p>0,99959</text:p>
          </table:table-cell>
          <table:table-cell table:formula="of:=[.D40]+([.F40]+2*[.G40]+2*[.H40]+[.I40])*[.J$2]*0.1666666" office:value-type="float" office:value="0.999590213242269" calcext:value-type="float">
            <text:p>0,99959</text:p>
          </table:table-cell>
          <table:table-cell table:style-name="ce4" table:formula="of:=100*([.C41]-[.D41])/[.C41]" office:value-type="float" office:value="0.00000517999754374155" calcext:value-type="float">
            <text:p>0,00001</text:p>
          </table:table-cell>
          <table:table-cell table:formula="of:=(1-[.D41])/[.K$2]" office:value-type="float" office:value="0.000819573515461913" calcext:value-type="float">
            <text:p>0,00082</text:p>
          </table:table-cell>
          <table:table-cell table:formula="of:=(1-([.D41]+[.F41]*0.5*[.J$2]))/[.K$2]" office:value-type="float" office:value="0.000737616163915655" calcext:value-type="float">
            <text:p>0,00074</text:p>
          </table:table-cell>
          <table:table-cell table:formula="of:=(1-([.D41]+[.G41]*0.5*[.J$2]))/[.K$2]" office:value-type="float" office:value="0.000745811899070414" calcext:value-type="float">
            <text:p>0,00075</text:p>
          </table:table-cell>
          <table:table-cell table:formula="of:=(1-([.D41]+[.H41]*[.J$2]))/[.K$2]" office:value-type="float" office:value="0.000670411135647919" calcext:value-type="float">
            <text:p>0,000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41]+[.J$2]" office:value-type="float" office:value="4" calcext:value-type="float">
            <text:p>4,00000</text:p>
          </table:table-cell>
          <table:table-cell table:formula="of:=1-EXP(-[.B42]/[.K$2])" office:value-type="float" office:value="0.999664537372098" calcext:value-type="float">
            <text:p>0,99966</text:p>
          </table:table-cell>
          <table:table-cell table:formula="of:=[.D41]+([.F41]+2*[.G41]+2*[.H41]+[.I41])*[.J$2]*0.1666666" office:value-type="float" office:value="0.999664493892175" calcext:value-type="float">
            <text:p>0,99966</text:p>
          </table:table-cell>
          <table:table-cell table:style-name="ce4" table:formula="of:=100*([.C42]-[.D42])/[.C42]" office:value-type="float" office:value="0.00000434945134460728" calcext:value-type="float">
            <text:p>0,00000</text:p>
          </table:table-cell>
          <table:table-cell table:formula="of:=(1-[.D42])/[.K$2]" office:value-type="float" office:value="0.000671012215650357" calcext:value-type="float">
            <text:p>0,00067</text:p>
          </table:table-cell>
          <table:table-cell table:formula="of:=(1-([.D42]+[.F42]*0.5*[.J$2]))/[.K$2]" office:value-type="float" office:value="0.00060391099408541" calcext:value-type="float">
            <text:p>0,00060</text:p>
          </table:table-cell>
          <table:table-cell table:formula="of:=(1-([.D42]+[.G42]*0.5*[.J$2]))/[.K$2]" office:value-type="float" office:value="0.000610621116241772" calcext:value-type="float">
            <text:p>0,00061</text:p>
          </table:table-cell>
          <table:table-cell table:formula="of:=(1-([.D42]+[.H42]*[.J$2]))/[.K$2]" office:value-type="float" office:value="0.000548887992402047" calcext:value-type="float">
            <text:p>0,0005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2]+[.J$2]" office:value-type="float" office:value="4.1" calcext:value-type="float">
            <text:p>4,10000</text:p>
          </table:table-cell>
          <table:table-cell table:formula="of:=1-EXP(-[.B43]/[.K$2])" office:value-type="float" office:value="0.999725346430028" calcext:value-type="float">
            <text:p>0,99973</text:p>
          </table:table-cell>
          <table:table-cell table:formula="of:=[.D42]+([.F42]+2*[.G42]+2*[.H42]+[.I42])*[.J$2]*0.1666666" office:value-type="float" office:value="0.99972530994166" calcext:value-type="float">
            <text:p>0,99973</text:p>
          </table:table-cell>
          <table:table-cell table:style-name="ce4" table:formula="of:=100*([.C43]-[.D43])/[.C43]" office:value-type="float" office:value="0.00000364983920743623" calcext:value-type="float">
            <text:p>0,00000</text:p>
          </table:table-cell>
          <table:table-cell table:formula="of:=(1-[.D43])/[.K$2]" office:value-type="float" office:value="0.000549380116679599" calcext:value-type="float">
            <text:p>0,00055</text:p>
          </table:table-cell>
          <table:table-cell table:formula="of:=(1-([.D43]+[.F43]*0.5*[.J$2]))/[.K$2]" office:value-type="float" office:value="0.000494442105011705" calcext:value-type="float">
            <text:p>0,00049</text:p>
          </table:table-cell>
          <table:table-cell table:formula="of:=(1-([.D43]+[.G43]*0.5*[.J$2]))/[.K$2]" office:value-type="float" office:value="0.000499935906178362" calcext:value-type="float">
            <text:p>0,00050</text:p>
          </table:table-cell>
          <table:table-cell table:formula="of:=(1-([.D43]+[.H43]*[.J$2]))/[.K$2]" office:value-type="float" office:value="0.000449392935443882" calcext:value-type="float">
            <text:p>0,0004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3]+[.J$2]" office:value-type="float" office:value="4.2" calcext:value-type="float">
            <text:p>4,20000</text:p>
          </table:table-cell>
          <table:table-cell table:formula="of:=1-EXP(-[.B44]/[.K$2])" office:value-type="float" office:value="0.999775132675821" calcext:value-type="float">
            <text:p>0,99978</text:p>
          </table:table-cell>
          <table:table-cell table:formula="of:=[.D43]+([.F43]+2*[.G43]+2*[.H43]+[.I43])*[.J$2]*0.1666666" office:value-type="float" office:value="0.999775102072985" calcext:value-type="float">
            <text:p>0,99978</text:p>
          </table:table-cell>
          <table:table-cell table:style-name="ce4" table:formula="of:=100*([.C44]-[.D44])/[.C44]" office:value-type="float" office:value="0.00000306097192797494" calcext:value-type="float">
            <text:p>0,00000</text:p>
          </table:table-cell>
          <table:table-cell table:formula="of:=(1-[.D44])/[.K$2]" office:value-type="float" office:value="0.000449795854029933" calcext:value-type="float">
            <text:p>0,00045</text:p>
          </table:table-cell>
          <table:table-cell table:formula="of:=(1-([.D44]+[.F44]*0.5*[.J$2]))/[.K$2]" office:value-type="float" office:value="0.000404816268626984" calcext:value-type="float">
            <text:p>0,00040</text:p>
          </table:table-cell>
          <table:table-cell table:formula="of:=(1-([.D44]+[.G44]*0.5*[.J$2]))/[.K$2]" office:value-type="float" office:value="0.000409314227167279" calcext:value-type="float">
            <text:p>0,00041</text:p>
          </table:table-cell>
          <table:table-cell table:formula="of:=(1-([.D44]+[.H44]*[.J$2]))/[.K$2]" office:value-type="float" office:value="0.000367933008596388" calcext:value-type="float">
            <text:p>0,0003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4]+[.J$2]" office:value-type="float" office:value="4.3" calcext:value-type="float">
            <text:p>4,30000</text:p>
          </table:table-cell>
          <table:table-cell table:formula="of:=1-EXP(-[.B45]/[.K$2])" office:value-type="float" office:value="0.999815894206332" calcext:value-type="float">
            <text:p>0,99982</text:p>
          </table:table-cell>
          <table:table-cell table:formula="of:=[.D44]+([.F44]+2*[.G44]+2*[.H44]+[.I44])*[.J$2]*0.1666666" office:value-type="float" office:value="0.999815868554249" calcext:value-type="float">
            <text:p>0,99982</text:p>
          </table:table-cell>
          <table:table-cell table:style-name="ce4" table:formula="of:=100*([.C45]-[.D45])/[.C45]" office:value-type="float" office:value="0.00000256568073573432" calcext:value-type="float">
            <text:p>0,00000</text:p>
          </table:table-cell>
          <table:table-cell table:formula="of:=(1-[.D45])/[.K$2]" office:value-type="float" office:value="0.000368262891502713" calcext:value-type="float">
            <text:p>0,00037</text:p>
          </table:table-cell>
          <table:table-cell table:formula="of:=(1-([.D45]+[.F45]*0.5*[.J$2]))/[.K$2]" office:value-type="float" office:value="0.000331436602352353" calcext:value-type="float">
            <text:p>0,00033</text:p>
          </table:table-cell>
          <table:table-cell table:formula="of:=(1-([.D45]+[.G45]*0.5*[.J$2]))/[.K$2]" office:value-type="float" office:value="0.0003351192312675" calcext:value-type="float">
            <text:p>0,00034</text:p>
          </table:table-cell>
          <table:table-cell table:formula="of:=(1-([.D45]+[.H45]*[.J$2]))/[.K$2]" office:value-type="float" office:value="0.000301239045249258" calcext:value-type="float">
            <text:p>0,00030</text:p>
          </table:table-cell>
          <table:table-cell table:number-columns-repeated="2"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9:03:25.434893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9:44:28.454431926</meta:creation-date>
    <dc:date>2025-08-27T21:27:54.312816211</dc:date>
    <meta:editing-duration>PT9H44M58S</meta:editing-duration>
    <meta:editing-cycles>17</meta:editing-cycles>
    <meta:generator>LibreOffice/24.2.7.2$Linux_X86_64 LibreOffice_project/420$Build-2</meta:generator>
    <meta:document-statistic meta:table-count="1" meta:cell-count="408" meta:object-count="0"/>
  </office:meta>
</office:document-meta>
</file>